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cm" style:rel-column-width="5358*"/>
    </style:style>
    <style:style style:name="Table1.B" style:family="table-column">
      <style:table-column-properties style:column-width="2.411cm" style:rel-column-width="9295*"/>
    </style:style>
    <style:style style:name="Table1.C" style:family="table-column">
      <style:table-column-properties style:column-width="3.607cm" style:rel-column-width="13905*"/>
    </style:style>
    <style:style style:name="Table1.D" style:family="table-column">
      <style:table-column-properties style:column-width="3.406cm" style:rel-column-width="13130*"/>
    </style:style>
    <style:style style:name="Table1.E" style:family="table-column">
      <style:table-column-properties style:column-width="2.977cm" style:rel-column-width="11477*"/>
    </style:style>
    <style:style style:name="Table1.F" style:family="table-column">
      <style:table-column-properties style:column-width="3.209cm" style:rel-column-width="123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9cm" style:rel-column-width="5358*"/>
    </style:style>
    <style:style style:name="Table2.B" style:family="table-column">
      <style:table-column-properties style:column-width="2.411cm" style:rel-column-width="9295*"/>
    </style:style>
    <style:style style:name="Table2.C" style:family="table-column">
      <style:table-column-properties style:column-width="3.607cm" style:rel-column-width="13905*"/>
    </style:style>
    <style:style style:name="Table2.D" style:family="table-column">
      <style:table-column-properties style:column-width="3.406cm" style:rel-column-width="13130*"/>
    </style:style>
    <style:style style:name="Table2.E" style:family="table-column">
      <style:table-column-properties style:column-width="2.977cm" style:rel-column-width="11477*"/>
    </style:style>
    <style:style style:name="Table2.F" style:family="table-column">
      <style:table-column-properties style:column-width="3.209cm" style:rel-column-width="123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39cm" style:rel-column-width="5358*"/>
    </style:style>
    <style:style style:name="Table3.B" style:family="table-column">
      <style:table-column-properties style:column-width="2.411cm" style:rel-column-width="9295*"/>
    </style:style>
    <style:style style:name="Table3.C" style:family="table-column">
      <style:table-column-properties style:column-width="3.607cm" style:rel-column-width="13905*"/>
    </style:style>
    <style:style style:name="Table3.D" style:family="table-column">
      <style:table-column-properties style:column-width="3.406cm" style:rel-column-width="13130*"/>
    </style:style>
    <style:style style:name="Table3.E" style:family="table-column">
      <style:table-column-properties style:column-width="2.977cm" style:rel-column-width="11477*"/>
    </style:style>
    <style:style style:name="Table3.F" style:family="table-column">
      <style:table-column-properties style:column-width="3.209cm" style:rel-column-width="1237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39cm" style:rel-column-width="5358*"/>
    </style:style>
    <style:style style:name="Table4.B" style:family="table-column">
      <style:table-column-properties style:column-width="2.411cm" style:rel-column-width="9295*"/>
    </style:style>
    <style:style style:name="Table4.C" style:family="table-column">
      <style:table-column-properties style:column-width="3.607cm" style:rel-column-width="13905*"/>
    </style:style>
    <style:style style:name="Table4.D" style:family="table-column">
      <style:table-column-properties style:column-width="3.406cm" style:rel-column-width="13130*"/>
    </style:style>
    <style:style style:name="Table4.E" style:family="table-column">
      <style:table-column-properties style:column-width="2.977cm" style:rel-column-width="11477*"/>
    </style:style>
    <style:style style:name="Table4.F" style:family="table-column">
      <style:table-column-properties style:column-width="3.209cm" style:rel-column-width="123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f589e" officeooo:paragraph-rsid="001f589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589e" officeooo:paragraph-rsid="001f589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589e" officeooo:paragraph-rsid="001f61d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589e" officeooo:paragraph-rsid="002030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589e" officeooo:paragraph-rsid="001f589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589e" officeooo:paragraph-rsid="0020307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f8da9" officeooo:paragraph-rsid="001f8da9"/>
    </style:style>
    <style:style style:name="P8" style:family="paragraph" style:parent-style-name="Standard">
      <style:paragraph-properties fo:text-align="start" style:justify-single-word="false"/>
      <style:text-properties officeooo:rsid="001f8da9" officeooo:paragraph-rsid="0020307a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20307a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f589e" officeooo:paragraph-rsid="001f589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f589e" officeooo:paragraph-rsid="001f8da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f589e" officeooo:paragraph-rsid="0020307a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1f589e" officeooo:paragraph-rsid="001f589e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1f589e" officeooo:paragraph-rsid="0020307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f8da9" officeooo:paragraph-rsid="001f8da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f8da9" officeooo:paragraph-rsid="0020307a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01f61db" officeooo:paragraph-rsid="001f61db"/>
    </style:style>
    <style:style style:name="P19" style:family="paragraph" style:parent-style-name="Table_20_Contents">
      <style:paragraph-properties fo:text-align="start" style:justify-single-word="false"/>
      <style:text-properties officeooo:rsid="001f61db" officeooo:paragraph-rsid="0020307a"/>
    </style:style>
    <style:style style:name="P20" style:family="paragraph" style:parent-style-name="Standard">
      <style:paragraph-properties fo:text-align="start" style:justify-single-word="false"/>
      <style:text-properties officeooo:rsid="001f589e" officeooo:paragraph-rsid="0020b52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f8da9" officeooo:paragraph-rsid="001f8da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f8da9" officeooo:paragraph-rsid="0020307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8da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307a" style:font-weight-asian="normal" style:font-weight-complex="normal"/>
    </style:style>
    <style:style style:name="T5" style:family="text">
      <style:text-properties officeooo:rsid="0020307a"/>
    </style:style>
    <style:style style:name="T6" style:family="text">
      <style:text-properties officeooo:rsid="0020b5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EA 1</text:p>
      <text:p text:style-name="P2"/>
      <text:p text:style-name="P1"><text:span text:style-name="T1">Fecha</text:span>: <text:span text:style-name="T6">Domingo</text:span>, <text:span text:style-name="T6">1</text:span> de ju<text:span text:style-name="T6">l</text:span>io del 2018</text:p>
      <text:p text:style-name="P7"><text:span text:style-name="T1">Destino</text:span>: <text:span text:style-name="T3">El Cambio</text:span></text:p>
      <text:p text:style-name="P5">Hora de inicio: <text:tab/><text:tab/><text:tab/><text:tab/><text:tab/><text:span text:style-name="T5">Hora de finalización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16">Tiempo</text:p>
          </table:table-cell>
          <table:covered-table-cell/>
          <table:table-cell table:style-name="Table1.E1" table:number-columns-spanned="2" office:value-type="string">
            <text:p text:style-name="P16">Cantidad de personas</text:p>
          </table:table-cell>
          <table:covered-table-cell/>
        </table:table-row>
        <table:table-row>
          <table:table-cell table:style-name="Table1.A2" office:value-type="string">
            <text:p text:style-name="P11">N°</text:p>
          </table:table-cell>
          <table:table-cell table:style-name="Table1.A2" office:value-type="string">
            <text:p text:style-name="P11">Matrícula</text:p>
          </table:table-cell>
          <table:table-cell table:style-name="Table1.A2" office:value-type="string">
            <text:p text:style-name="P12">Hora de llegada</text:p>
          </table:table-cell>
          <table:table-cell table:style-name="Table1.A2" office:value-type="string">
            <text:p text:style-name="P12">Hora de salida</text:p>
          </table:table-cell>
          <table:table-cell table:style-name="Table1.A2" office:value-type="string">
            <text:p text:style-name="P14"><text:span text:style-name="T2"><text:s/>S</text:span>uben</text:p>
          </table:table-cell>
          <table:table-cell table:style-name="Table1.F2" office:value-type="string">
            <text:p text:style-name="P11"><text:span text:style-name="T2">B</text:span>ajan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</table:table>
      <text:p text:style-name="P3"/>
      <text:p text:style-name="P4"><text:soft-page-break/>LINEA 1</text:p>
      <text:p text:style-name="P4"/>
      <text:p text:style-name="P20"><text:span text:style-name="T1">Fecha</text:span>: <text:span text:style-name="T6">Domingo</text:span>, <text:span text:style-name="T6">1</text:span> de ju<text:span text:style-name="T6">l</text:span>io del 2018</text:p>
      <text:p text:style-name="P8"><text:span text:style-name="T1">Destino</text:span>: <text:span text:style-name="T4">Puerto Bolívar</text:span></text:p>
      <text:p text:style-name="P6">Hora de inicio: <text:tab/><text:tab/><text:tab/><text:tab/><text:tab/><text:span text:style-name="T5">Hora de finalización: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table:number-columns-spanned="2" office:value-type="string">
            <text:p text:style-name="P17">Tiempo</text:p>
          </table:table-cell>
          <table:covered-table-cell/>
          <table:table-cell table:style-name="Table2.E1" table:number-columns-spanned="2" office:value-type="string">
            <text:p text:style-name="P17">Cantidad de personas</text:p>
          </table:table-cell>
          <table:covered-table-cell/>
        </table:table-row>
        <table:table-row>
          <table:table-cell table:style-name="Table2.A2" office:value-type="string">
            <text:p text:style-name="P13">N°</text:p>
          </table:table-cell>
          <table:table-cell table:style-name="Table2.A2" office:value-type="string">
            <text:p text:style-name="P13">Matrícula</text:p>
          </table:table-cell>
          <table:table-cell table:style-name="Table2.A2" office:value-type="string">
            <text:p text:style-name="P13">Hora de llegada</text:p>
          </table:table-cell>
          <table:table-cell table:style-name="Table2.A2" office:value-type="string">
            <text:p text:style-name="P13">Hora de salida</text:p>
          </table:table-cell>
          <table:table-cell table:style-name="Table2.A2" office:value-type="string">
            <text:p text:style-name="P15"><text:span text:style-name="T2"><text:s/>S</text:span>uben</text:p>
          </table:table-cell>
          <table:table-cell table:style-name="Table2.F2" office:value-type="string">
            <text:p text:style-name="P13"><text:span text:style-name="T2">B</text:span>ajan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</table:table>
      <text:p text:style-name="P4"/>
      <text:p text:style-name="P4"><text:soft-page-break/>LINEA 1<text:span text:style-name="T5">3</text:span></text:p>
      <text:p text:style-name="P4"/>
      <text:p text:style-name="P20"><text:span text:style-name="T1">Fecha</text:span>: <text:span text:style-name="T6">Domingo</text:span>, <text:span text:style-name="T6">1</text:span> de ju<text:span text:style-name="T6">l</text:span>io del 2018</text:p>
      <text:p text:style-name="P8"><text:span text:style-name="T1">Destino</text:span>: <text:span text:style-name="T3">El Cambio</text:span></text:p>
      <text:p text:style-name="P6">Hora de inicio: <text:tab/><text:tab/><text:tab/><text:tab/><text:tab/><text:span text:style-name="T5">Hora de finalización: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table:number-columns-spanned="2" office:value-type="string">
            <text:p text:style-name="P17">Tiempo</text:p>
          </table:table-cell>
          <table:covered-table-cell/>
          <table:table-cell table:style-name="Table3.E1" table:number-columns-spanned="2" office:value-type="string">
            <text:p text:style-name="P17">Cantidad de personas</text:p>
          </table:table-cell>
          <table:covered-table-cell/>
        </table:table-row>
        <table:table-row>
          <table:table-cell table:style-name="Table3.A2" office:value-type="string">
            <text:p text:style-name="P13">N°</text:p>
          </table:table-cell>
          <table:table-cell table:style-name="Table3.A2" office:value-type="string">
            <text:p text:style-name="P13">Matrícula</text:p>
          </table:table-cell>
          <table:table-cell table:style-name="Table3.A2" office:value-type="string">
            <text:p text:style-name="P13">Hora de llegada</text:p>
          </table:table-cell>
          <table:table-cell table:style-name="Table3.A2" office:value-type="string">
            <text:p text:style-name="P13">Hora de salida</text:p>
          </table:table-cell>
          <table:table-cell table:style-name="Table3.A2" office:value-type="string">
            <text:p text:style-name="P15"><text:span text:style-name="T2"><text:s/>S</text:span>uben</text:p>
          </table:table-cell>
          <table:table-cell table:style-name="Table3.F2" office:value-type="string">
            <text:p text:style-name="P13"><text:span text:style-name="T2">B</text:span>ajan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F2" office:value-type="string">
            <text:p text:style-name="P10"/>
          </table:table-cell>
        </table:table-row>
      </table:table>
      <text:p text:style-name="P4"/>
      <text:p text:style-name="P4"><text:soft-page-break/>LINEA <text:span text:style-name="T5">13</text:span></text:p>
      <text:p text:style-name="P4"/>
      <text:p text:style-name="P20"><text:span text:style-name="T1">Fecha</text:span>: <text:span text:style-name="T6">Domingo</text:span>, <text:span text:style-name="T6">1</text:span> de ju<text:span text:style-name="T6">l</text:span>io del 2018</text:p>
      <text:p text:style-name="P8"><text:span text:style-name="T1">Destino</text:span>: <text:span text:style-name="T4">Puerto Bolívar</text:span></text:p>
      <text:p text:style-name="P6">Hora de inicio: <text:tab/><text:tab/><text:tab/><text:tab/><text:tab/><text:span text:style-name="T5">Hora de finalización: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table:number-columns-spanned="2" office:value-type="string">
            <text:p text:style-name="P17">Tiempo</text:p>
          </table:table-cell>
          <table:covered-table-cell/>
          <table:table-cell table:style-name="Table4.E1" table:number-columns-spanned="2" office:value-type="string">
            <text:p text:style-name="P17">Cantidad de personas</text:p>
          </table:table-cell>
          <table:covered-table-cell/>
        </table:table-row>
        <table:table-row>
          <table:table-cell table:style-name="Table4.A2" office:value-type="string">
            <text:p text:style-name="P13">N°</text:p>
          </table:table-cell>
          <table:table-cell table:style-name="Table4.A2" office:value-type="string">
            <text:p text:style-name="P13">Matrícula</text:p>
          </table:table-cell>
          <table:table-cell table:style-name="Table4.A2" office:value-type="string">
            <text:p text:style-name="P13">Hora de llegada</text:p>
          </table:table-cell>
          <table:table-cell table:style-name="Table4.A2" office:value-type="string">
            <text:p text:style-name="P13">Hora de salida</text:p>
          </table:table-cell>
          <table:table-cell table:style-name="Table4.A2" office:value-type="string">
            <text:p text:style-name="P15"><text:span text:style-name="T2"><text:s/>S</text:span>uben</text:p>
          </table:table-cell>
          <table:table-cell table:style-name="Table4.F2" office:value-type="string">
            <text:p text:style-name="P13"><text:span text:style-name="T2">B</text:span>ajan</text:p>
          </table:table-cell>
        </table:table-row>
        <table:table-row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F2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s" fo:country="EC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C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20:24:59.689238032</meta:creation-date>
    <dc:date>2018-06-29T22:13:01.302452429</dc:date>
    <meta:editing-duration>PT20M20S</meta:editing-duration>
    <meta:editing-cycles>5</meta:editing-cycles>
    <meta:generator>LibreOffice/6.0.4.2$Linux_x86 LibreOffice_project/9b0d9b32d5dcda91d2f1a96dc04c645c450872bf</meta:generator>
    <meta:document-statistic meta:table-count="4" meta:image-count="0" meta:object-count="0" meta:page-count="4" meta:paragraph-count="48" meta:word-count="128" meta:character-count="728" meta:non-whitespace-character-count="624"/>
  </office:meta>
</office:document-meta>
</file>